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E200000121B1E5B805.png" manifest:media-type="image/png"/>
  <manifest:file-entry manifest:full-path="Pictures/10000000000004E20000011178E9E6A5.png" manifest:media-type="image/png"/>
  <manifest:file-entry manifest:full-path="Pictures/10000000000004E90000011D6597588A.png" manifest:media-type="image/png"/>
  <manifest:file-entry manifest:full-path="Pictures/2000000800005C690000251DC3F9A80B.svm" manifest:media-type=""/>
  <manifest:file-entry manifest:full-path="Pictures/10000000000004E70000012C1E010E4D.png" manifest:media-type="image/png"/>
  <manifest:file-entry manifest:full-path="Pictures/10000000000004DB00000131F6D49392.png" manifest:media-type="image/png"/>
  <manifest:file-entry manifest:full-path="Pictures/10000000000004E800000121705C2B1D.png" manifest:media-type="image/png"/>
  <manifest:file-entry manifest:full-path="Pictures/10000000000002FF000001739AF0B4C7.png" manifest:media-type="image/png"/>
  <manifest:file-entry manifest:full-path="Pictures/10000000000004E4000001193EFAA99A.png" manifest:media-type="image/png"/>
  <manifest:file-entry manifest:full-path="Pictures/10000000000004DD0000010788EE03E4.png" manifest:media-type="image/png"/>
  <manifest:file-entry manifest:full-path="Pictures/10000201000002AD0000027A7553A484.png" manifest:media-type="image/png"/>
  <manifest:file-entry manifest:full-path="Pictures/2000000800005C690000781F37E26D50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065cm"/>
    </style:style>
    <style:style style:name="gr3" style:family="graphic" style:parent-style-name="standard">
      <style:graphic-properties draw:stroke="none" draw:stroke-dash="Dash_20_10" svg:stroke-width="0cm" draw:stroke-linejoin="none" svg:stroke-linecap="butt" draw:fill="solid" draw:fill-color="#b5b5b6" draw:textarea-horizontal-align="center" draw:textarea-vertical-align="middle"/>
    </style:style>
    <style:style style:name="gr4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b5b5b6" draw:textarea-horizontal-align="center" draw:textarea-vertical-align="middle"/>
    </style:style>
    <style:style style:name="gr5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b5b5b6" draw:textarea-horizontal-align="center" draw:textarea-vertical-align="middle"/>
    </style:style>
    <style:style style:name="gr6" style:family="graphic" style:parent-style-name="standard">
      <style:graphic-properties draw:stroke="solid" draw:stroke-dash="Dash_20_10" svg:stroke-width="0.015cm" svg:stroke-color="#b5b5b6" draw:stroke-linejoin="round" svg:stroke-linecap="butt" draw:fill="solid" draw:fill-color="#b5b5b6" draw:textarea-horizontal-align="center" draw:textarea-vertical-align="middle" fo:padding-top="0.007cm" fo:padding-bottom="0.007cm" fo:padding-left="0.007cm" fo:padding-right="0.007cm"/>
    </style:style>
    <style:style style:name="gr7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2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/>
      <style:text-properties style:font-name="微软雅黑" fo:font-size="26pt" style:font-name-asian="微软雅黑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P6" style:family="paragraph">
      <style:text-properties style:font-name="迷你简汉真广标1" style:font-name-asian="迷你简汉真广标1"/>
    </style:style>
    <style:style style:name="P7" style:family="paragraph">
      <style:paragraph-properties fo:margin-top="0.1cm" fo:margin-bottom="0cm"/>
    </style:style>
    <style:style style:name="P8" style:family="paragraph">
      <style:paragraph-properties fo:margin-top="0.1cm" fo:margin-bottom="0cm"/>
      <style:text-properties fo:font-size="10.5pt" style:font-size-asian="10.5pt" style:font-size-complex="10.5pt"/>
    </style:style>
    <style:style style:name="P9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10" style:family="paragraph">
      <style:paragraph-properties fo:text-align="start" style:writing-mode="lr-tb"/>
      <style:text-properties style:font-name="微软雅黑" style:font-name-asian="微软雅黑"/>
    </style:style>
    <style:style style:name="T1" style:family="text">
      <style:text-properties fo:color="#000000" fo:font-size="26pt" style:font-size-asian="26pt" style:font-name-complex="Arial1" style:font-size-complex="26pt"/>
    </style:style>
    <style:style style:name="T2" style:family="text">
      <style:text-properties style:font-name="宋体" fo:font-size="9pt" style:font-name-asian="宋体" style:font-size-asian="9pt" style:font-size-complex="9pt"/>
    </style:style>
    <style:style style:name="T3" style:family="text">
      <style:text-properties style:font-name="迷你简汉真广标1" style:font-name-asian="迷你简汉真广标1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24.696cm" svg:x="1.002cm" svg:y="3.1cm">
          <draw:image xlink:href="Pictures/2000000800005C690000781F37E26D50.svm" xlink:type="simple" xlink:show="embed" xlink:actuate="onLoad">
            <text:p/>
          </draw:image>
        </draw:frame>
        <draw:frame draw:style-name="gr2" draw:text-style-name="P3" draw:layer="layout" svg:width="19cm" svg:height="1.315cm" svg:x="1cm" svg:y="1.021cm">
          <draw:text-box>
            <text:p text:style-name="P2"><text:span text:style-name="T1">childhood memory</text:span></text:p>
          </draw:text-box>
        </draw:frame>
        <draw:polygon draw:style-name="gr3" draw:text-style-name="P4" draw:layer="layout" svg:width="3.699cm" svg:height="0cm" svg:x="11.789cm" svg:y="5.959cm" svg:viewBox="0 0 3700 0" draw:points="0,0 3700,0">
          <text:p/>
        </draw:polygon>
        <draw:polygon draw:style-name="gr4" draw:text-style-name="P4" draw:layer="layout" svg:width="3.699cm" svg:height="0cm" svg:x="11.774cm" svg:y="5.601cm" svg:viewBox="0 0 3700 0" draw:points="0,0 3700,0">
          <text:p/>
        </draw:polygon>
        <draw:polygon draw:style-name="gr4" draw:text-style-name="P4" draw:layer="layout" svg:width="3.699cm" svg:height="0cm" svg:x="11.789cm" svg:y="5.229cm" svg:viewBox="0 0 3700 0" draw:points="0,0 3700,0">
          <text:p/>
        </draw:polygon>
        <draw:polygon draw:style-name="gr4" draw:text-style-name="P4" draw:layer="layout" svg:width="3.699cm" svg:height="0cm" svg:x="11.789cm" svg:y="4.842cm" svg:viewBox="0 0 3700 0" draw:points="0,0 3700,0">
          <text:p/>
        </draw:polygon>
        <draw:polygon draw:style-name="gr4" draw:text-style-name="P4" draw:layer="layout" svg:width="3.699cm" svg:height="0cm" svg:x="11.789cm" svg:y="4.424cm" svg:viewBox="0 0 3700 0" draw:points="0,0 3700,0">
          <text:p/>
        </draw:polygon>
        <draw:polygon draw:style-name="gr5" draw:text-style-name="P4" draw:layer="layout" svg:width="2.96cm" svg:height="0cm" svg:x="16.201cm" svg:y="5.959cm" svg:viewBox="0 0 2961 0" draw:points="0,0 2961,0">
          <text:p/>
        </draw:polygon>
        <draw:polygon draw:style-name="gr4" draw:text-style-name="P4" draw:layer="layout" svg:width="2.972cm" svg:height="0cm" svg:x="16.189cm" svg:y="5.601cm" svg:viewBox="0 0 2973 0" draw:points="0,0 2973,0">
          <text:p/>
        </draw:polygon>
        <draw:polygon draw:style-name="gr4" draw:text-style-name="P4" draw:layer="layout" svg:width="2.96cm" svg:height="0cm" svg:x="16.201cm" svg:y="5.229cm" svg:viewBox="0 0 2961 0" draw:points="0,0 2961,0">
          <text:p/>
        </draw:polygon>
        <draw:polygon draw:style-name="gr4" draw:text-style-name="P4" draw:layer="layout" svg:width="2.96cm" svg:height="0cm" svg:x="16.201cm" svg:y="4.842cm" svg:viewBox="0 0 2961 0" draw:points="0,0 2961,0">
          <text:p/>
        </draw:polygon>
        <draw:polygon draw:style-name="gr4" draw:text-style-name="P4" draw:layer="layout" svg:width="2.96cm" svg:height="0cm" svg:x="16.201cm" svg:y="4.424cm" svg:viewBox="0 0 2961 0" draw:points="0,0 2961,0">
          <text:p/>
        </draw:polygon>
        <draw:polygon draw:style-name="gr6" draw:text-style-name="P4" draw:layer="layout" svg:width="0cm" svg:height="0cm" svg:x="19.901cm" svg:y="6.332cm" svg:viewBox="0 0 0 0" draw:points="0,0">
          <text:p/>
        </draw:polygon>
        <draw:polygon draw:style-name="gr6" draw:text-style-name="P4" draw:layer="layout" svg:width="0cm" svg:height="0cm" svg:x="19.901cm" svg:y="4.416cm" svg:viewBox="0 0 0 0" draw:points="0,0">
          <text:p/>
        </draw:polygon>
        <draw:polygon draw:style-name="gr7" draw:text-style-name="P4" draw:layer="layout" svg:width="3.311cm" svg:height="0cm" svg:x="16.033cm" svg:y="6.332cm" svg:viewBox="0 0 3312 0" draw:points="0,0 3312,0">
          <text:p/>
        </draw:polygon>
        <draw:frame draw:style-name="gr8" draw:text-style-name="P5" draw:layer="layout" svg:width="6.568cm" svg:height="0.979cm" svg:x="6.901cm" svg:y="28.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8" draw:text-style-name="P6" draw:layer="layout" svg:width="1.772cm" svg:height="1.521cm" svg:x="1.101cm" svg:y="4.4cm">
          <draw:text-box>
            <text:p><text:span text:style-name="T3">本节</text:span></text:p>
            <text:p><text:span text:style-name="T3">重点</text:span></text:p>
          </draw:text-box>
        </draw:frame>
        <draw:frame draw:style-name="gr8" draw:text-style-name="P8" draw:layer="layout" svg:width="4.263cm" svg:height="1.307cm" svg:x="2.801cm" svg:y="4.5cm">
          <draw:text-box>
            <text:p text:style-name="P7"><text:span text:style-name="T4">● </text:span><text:span text:style-name="T4">掌握横按指法</text:span></text:p>
            <text:p text:style-name="P7"><text:span text:style-name="T4">●</text:span><text:span text:style-name="T4">迅速准确的把位移动 </text:span></text:p>
          </draw:text-box>
        </draw:frame>
        <draw:line draw:style-name="gr9" draw:text-style-name="P4" draw:layer="layout" svg:x1="1.301cm" svg:y1="7.8cm" svg:x2="19.701cm" svg:y2="7.8cm">
          <text:p/>
        </draw:line>
        <draw:custom-shape draw:style-name="gr10" draw:text-style-name="P4" draw:layer="layout" svg:width="2cm" svg:height="0.7cm" svg:x="1.701cm" svg:y="8.5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517cm" svg:height="1.4cm" svg:x="1.584cm" svg:y="8.4cm">
          <draw:text-box>
            <text:p><text:span text:style-name="T5">LEVEL</text:span></text:p>
          </draw:text-box>
        </draw:frame>
        <draw:frame draw:style-name="gr12" draw:text-style-name="P4" draw:layer="layout" svg:width="18.123cm" svg:height="16.774cm" svg:x="1.542cm" svg:y="3.084cm">
          <draw:image xlink:href="Pictures/10000201000002AD0000027A7553A484.png" xlink:type="simple" xlink:show="embed" xlink:actuate="onLoad">
            <text:p/>
          </draw:image>
        </draw:frame>
        <draw:path draw:style-name="gr13" draw:layer="layout" svg:width="0.633cm" svg:height="1.443cm" svg:x="4.1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path draw:style-name="gr13" draw:layer="layout" svg:width="0.633cm" svg:height="1.443cm" svg:x="5.0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frame draw:style-name="gr1" draw:text-style-name="P4" draw:layer="layout" svg:width="8.2cm" svg:height="3.967cm" svg:x="11.6cm" svg:y="3.348cm">
          <draw:image xlink:href="Pictures/10000000000002FF000001739AF0B4C7.png" xlink:type="simple" xlink:show="embed" xlink:actuate="onLoad">
            <text:p/>
          </draw:image>
        </draw:frame>
        <draw:frame draw:style-name="gr1" draw:text-style-name="P4" draw:layer="layout" svg:width="18.24cm" svg:height="3.852cm" svg:x="1.46cm" svg:y="9.648cm">
          <draw:image xlink:href="Pictures/10000000000004DD0000010788EE03E4.png" xlink:type="simple" xlink:show="embed" xlink:actuate="onLoad">
            <text:p/>
          </draw:image>
        </draw:frame>
        <draw:frame draw:style-name="gr1" draw:text-style-name="P4" draw:layer="layout" svg:width="18.44cm" svg:height="4.241cm" svg:x="1.3cm" svg:y="13.8cm">
          <draw:image xlink:href="Pictures/10000000000004E800000121705C2B1D.png" xlink:type="simple" xlink:show="embed" xlink:actuate="onLoad">
            <text:p/>
          </draw:image>
        </draw:frame>
        <draw:frame draw:style-name="gr1" draw:text-style-name="P4" draw:layer="layout" svg:width="18.2cm" svg:height="4.465cm" svg:x="1.4cm" svg:y="18.239cm">
          <draw:image xlink:href="Pictures/10000000000004DB00000131F6D49392.png" xlink:type="simple" xlink:show="embed" xlink:actuate="onLoad">
            <text:p/>
          </draw:image>
        </draw:frame>
        <draw:frame draw:style-name="gr1" draw:text-style-name="P4" draw:layer="layout" svg:width="18.41cm" svg:height="4.4cm" svg:x="1.3cm" svg:y="22.9cm">
          <draw:image xlink:href="Pictures/10000000000004E70000012C1E010E4D.png" xlink:type="simple" xlink:show="embed" xlink:actuate="onLoad">
            <text:p/>
          </draw:image>
        </draw:frame>
        <draw:path draw:style-name="gr13" draw:layer="layout" svg:width="0.633cm" svg:height="1.443cm" svg:x="5.9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</draw:page>
      <draw:page draw:name="page2" draw:style-name="dp1" draw:master-page-name="默认">
        <draw:frame draw:style-name="gr1" draw:text-style-name="P4" draw:layer="layout" svg:width="18.999cm" svg:height="25.2cm" svg:x="1.002cm" svg:y="2.7cm">
          <draw:image xlink:href="Pictures/2000000800005C690000251DC3F9A80B.svm" xlink:type="simple" xlink:show="embed" xlink:actuate="onLoad">
            <text:p/>
          </draw:image>
        </draw:frame>
        <draw:frame draw:style-name="gr8" draw:text-style-name="P5" draw:layer="layout" svg:width="6.568cm" svg:height="0.979cm" svg:x="6.9cm" svg:y="28.10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2" draw:text-style-name="P10" draw:layer="layout" svg:width="19cm" svg:height="1.315cm" svg:x="1cm" svg:y="1.022cm">
          <draw:text-box>
            <text:p text:style-name="P2"><text:span text:style-name="T1">childhood memory</text:span></text:p>
          </draw:text-box>
        </draw:frame>
        <draw:frame draw:style-name="gr1" draw:text-style-name="P4" draw:layer="layout" svg:width="18.299cm" svg:height="4.149cm" svg:x="1.401cm" svg:y="3.274cm">
          <draw:image xlink:href="Pictures/10000000000004E90000011D6597588A.png" xlink:type="simple" xlink:show="embed" xlink:actuate="onLoad">
            <text:p/>
          </draw:image>
        </draw:frame>
        <draw:frame draw:style-name="gr1" draw:text-style-name="P4" draw:layer="layout" svg:width="18.2cm" svg:height="4.084cm" svg:x="1.4cm" svg:y="7.737cm">
          <draw:image xlink:href="Pictures/10000000000004E4000001193EFAA99A.png" xlink:type="simple" xlink:show="embed" xlink:actuate="onLoad">
            <text:p/>
          </draw:image>
        </draw:frame>
        <draw:frame draw:style-name="gr1" draw:text-style-name="P4" draw:layer="layout" svg:width="18.2cm" svg:height="3.974cm" svg:x="1.4cm" svg:y="12.352cm">
          <draw:image xlink:href="Pictures/10000000000004E20000011178E9E6A5.png" xlink:type="simple" xlink:show="embed" xlink:actuate="onLoad">
            <text:p/>
          </draw:image>
        </draw:frame>
        <draw:frame draw:style-name="gr1" draw:text-style-name="P4" draw:layer="layout" svg:width="18.199cm" svg:height="4.206cm" svg:x="1.401cm" svg:y="16.809cm">
          <draw:image xlink:href="Pictures/10000000000004E200000121B1E5B80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style:font-name="Calibri1" fo:font-family="Calibri" style:font-family-generic="swiss" style:font-pitch="variable" fo:font-size="10.5pt" fo:language="en" fo:country="US" style:letter-kerning="true" style:font-name-asian="宋体3" style:font-family-asian="宋体, SimSun" style:font-pitch-asian="variable" style:font-size-asian="10.5pt" style:language-asian="zh" style:country-asian="CN" style:font-name-complex="Calibri1" style:font-family-complex="Calibri" style:font-family-generic-complex="swiss" style:font-pitch-complex="variable" style:font-size-complex="10.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12:14:50.015000000</meta:creation-date>
    <dc:date>2016-01-02T14:19:11.828000000</dc:date>
    <meta:editing-duration>PT2H5M24S</meta:editing-duration>
    <meta:editing-cycles>26</meta:editing-cycles>
    <meta:generator>捷速PDF编辑器/1.0.0.0$Windows_x86 LibreOffice_project/100$Build-0</meta:generator>
    <meta:document-statistic meta:object-count="37"/>
  </office:meta>
</office:document-meta>
</file>